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3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John M. Child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1 October 1876</text:p>
      <text:p text:style-name="P5">Month<text:tab/><text:tab/><text:tab/><text:tab/><text:tab/><text:tab/>October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Philadelphia, Oct. 31. 1876./</text:span></text:p>
      <text:p text:style-name="P2"><text:span text:style-name="T1">Rev. Mr. Morais,/</text:span></text:p>
      <text:p text:style-name="P2"><text:span text:style-name="T1"><text:tab/>Dear Sir/</text:span></text:p>
      <text:p text:style-name="P2"><text:span text:style-name="T1"><text:tab/><text:tab/>A public meeting/ will be held on Monday evening,/ November 13</text:span><text:span text:style-name="T2">th</text:span><text:span text:style-name="T1"> at 8 o'clock, at/ the Hall, Cor 18</text:span><text:span text:style-name="T2">th</text:span><text:span text:style-name="T1"> &amp; Chestnut Sts.,// to inaugurate a society for the Pre-/vention of Cruelty to Children. <text:s/>The/ Committee appointed to make/ arrangements for the meeting,/ ask you to attend and make/ a brief address./</text:span></text:p>
      <text:p text:style-name="P2"><text:span text:style-name="T1"><text:tab/>Respectfully/</text:span></text:p>
      <text:p text:style-name="P2"><text:span text:style-name="T1"><text:tab/><text:tab/>John. M. Child,/</text:span></text:p>
      <text:p text:style-name="P2"><text:span text:style-name="T1"><text:tab/><text:tab/><text:tab/>Secretar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09:57:54</meta:creation-date>
    <dc:date>2009-05-28T10:00:42</dc:date>
    <dc:language>en-US</dc:language>
    <meta:editing-cycles>2</meta:editing-cycles>
    <meta:editing-duration>PT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229" meta:character-count="1685"/>
  </office:meta>
</office:document-meta>
</file>